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7" text:continue-numbering="true" text:continue-list="list_Roller (LVGL)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28" text:continue-numbering="true" text:continue-list="list_Roller (LVGL)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29" text:continue-numbering="true" text:continue-list="list_Roller (LVGL)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0" text:continue-numbering="true" text:continue-list="list_Roller (LVGL)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1" text:continue-numbering="true" text:continue-list="list_Roller (LVGL)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2" text:continue-numbering="true" text:continue-list="list_Roller (LVGL)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3" text:continue-numbering="true" text:continue-list="list_Roller (LVGL)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4" text:continue-numbering="true" text:continue-list="list_Roller (LVGL)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5" text:continue-numbering="true" text:continue-list="list_Roller (LVGL)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6" text:continue-numbering="true" text:continue-list="list_Roller (LVGL)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37" text:continue-numbering="true" text:continue-list="list_Roller (LVGL)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38" text:continue-numbering="true" text:continue-list="list_Roller (LVGL)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49" text:continue-numbering="true" text:continue-list="list_Roller (LVGL)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1" text:continue-numbering="true" text:continue-list="list_Roller (LVGL)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53" text:continue-numbering="true" text:continue-list="list_Roller (LVG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54" text:continue-numbering="true" text:continue-list="list_Roller (LVGL)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55" text:continue-numbering="true" text:continue-list="list_Roller (LVGL)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56" text:continue-numbering="true" text:continue-list="list_Roller (LVGL)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57" text:continue-numbering="true" text:continue-list="list_Roller (LVGL)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58" text:continue-numbering="true" text:continue-list="list_Roller (LVGL)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Roller (LVGL)59" text:continue-numbering="true" text:continue-list="list_Roller (LVGL)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60" text:continue-numbering="true" text:continue-list="list_Roller (LVGL)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62" text:continue-numbering="true" text:continue-list="list_Roller (LVGL)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63" text:continue-numbering="true" text:continue-list="list_Roller (LVGL)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64" text:continue-numbering="true" text:continue-list="list_Roller (LVGL)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